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13000003B1C771D06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" svg:font-family="Avenir" style:font-adornments="Regular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="none"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fo:min-height="2.71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auto-grow-height="true" fo:min-height="2.793cm"/>
    </style:style>
    <style:style style:name="pr8" style:family="presentation" style:parent-style-name="Default-subtitle">
      <style:graphic-properties draw:fill-color="#ffffff" draw:auto-grow-height="true" fo:min-height="12.179cm"/>
    </style:style>
    <style:style style:name="pr9" style:family="presentation" style:parent-style-name="Default-subtitle">
      <style:graphic-properties draw:auto-grow-height="true" fo:min-height="2.707cm"/>
    </style:style>
    <style:style style:name="pr10" style:family="presentation" style:parent-style-name="Default-notes">
      <style:graphic-properties draw:fill-color="#ffffff" draw:auto-grow-height="true" fo:min-height="13.364cm"/>
    </style:style>
    <style:style style:name="pr11" style:family="presentation" style:parent-style-name="Default-subtitle">
      <style:graphic-properties fo:min-height="2.465cm"/>
    </style:style>
    <style:style style:name="P1" style:family="paragraph">
      <style:text-properties fo:font-size="20pt"/>
    </style:style>
    <style:style style:name="P2" style:family="paragraph">
      <style:text-properties fo:font-size="32pt"/>
    </style:style>
    <style:style style:name="P3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2.373cm" presentation:class="subtitle" presentation:user-transformed="true">
          <draw:text-box>
            <text:p>Quelles solutions pour le droit d'auteur à l'ère d'Internet ?</text:p>
            <text:p><text:line-break/><text:span text:style-name="T1">Projet Personnel en Humanités</text:span><text:span text:style-name="T1"><text:line-break/></text:span><text:span text:style-name="T1">Merlin Nimier-David — </text:span><text:span text:style-name="T1">Mai 201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e droit d'auteur et ses fondements</text:p>
              </text:list-item>
              <text:list-item>
                <text:p>Organisation de l'industrie musicale</text:p>
              </text:list-item>
              <text:list-item>
                <text:p>Tentatives de régulation</text:p>
              </text:list-item>
              <text:list-item>
                <text:p>Pistes alternatives de résolution</text:p>
                <text:p/>
                <text:p>TODO : échanger les parties 1. et 2. 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5" draw:layer="layout" svg:width="25.199cm" svg:height="2.719cm" svg:x="1.401cm" svg:y="9.141cm" presentation:class="subtitle" presentation:user-transformed="true">
          <draw:text-box>
            <text:p>1. Le droit d'auteur et ses fondement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éfinition dans le droit français</text:p>
              </text:list-item>
              <text:list-item>
                <text:p>Implications concrètes</text:p>
              </text:list-item>
              <text:list-item>
                <text:p>Quelques mots sur la propriété intellectuelle ? (différence œuvre / produit ? différence avec le copyright ?)</text:p>
              </text:list-item>
              <text:list-item>
                <text:p>« Droits voisins »</text:p>
              </text:list-item>
              <text:list-item>
                <text:p>Exemple concret : rémunération sur les diffusions radiophoniques</text:p>
              </text:list-item>
              <text:list-item>
                <text:p>En quoi est-ce que cette définition (datant de YYYY) se transpose mal au numériqu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roit d'auteu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Principe bien défini dans le Droit français</text:p>
              </text:list-item>
              <text:list-item>
                <text:p>Droit moral</text:p>
                <text:list>
                  <text:list-item>
                    <text:p>Paternité de l'œuvre</text:p>
                  </text:list-item>
                  <text:list-item>
                    <text:p>Lié au créateur sans limite de durée</text:p>
                  </text:list-item>
                </text:list>
              </text:list-item>
              <text:list-item>
                <text:p>Droits patrimoniaux</text:p>
                <text:list>
                  <text:list-item>
                    <text:p>Droit d'exploitation économique</text:p>
                  </text:list-item>
                  <text:list-item>
                    <text:p>Peut être vendu</text:p>
                  </text:list-item>
                  <text:list-item>
                    <text:p>Choix d'une licence d'exploitation</text:p>
                  </text:list-item>
                  <text:list-item>
                    <text:p>Limité dans le temps à 70 ans après la mort de l'au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Nature de l'œuv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Œuvre de l'esprit</text:p>
                <text:list>
                  <text:list-item>
                    <text:p><text:s/>Non rival, non exclusif =&gt; bien public</text:p>
                  </text:list-item>
                  <text:list-item>
                    <text:p>Coûts fixes de création</text:p>
                  </text:list-item>
                </text:list>
              </text:list-item>
              <text:list-item>
                <text:p>Support physique représentant l'œuvre</text:p>
                <text:list>
                  <text:list-item>
                    <text:p>Rival et exclusif =&gt; produit</text:p>
                  </text:list-item>
                  <text:list-item>
                    <text:p>Coûts de duplication et de distribution</text:p>
                  </text:list-item>
                </text:list>
              </text:list-item>
              <text:list-item>
                <text:p>Support numérique</text:p>
                <text:list>
                  <text:list-item>
                    <text:p>Non rival, non exclusif</text:p>
                  </text:list-item>
                  <text:list-item>
                    <text:p>Coûts de transmission et duplication négligeables</text:p>
                  </text:list-item>
                  <text:list-item>
                    <text:p>=&gt; Quel statut ?</text:p>
                  </text:list-item>
                </text:list>
              </text:list-item>
              <text:list-item>
                <text:p>Notion d'utilité sociale : maximisée par le libre accès aux œuvres (par exemple, lorsque l'œuvre rentre dans le domaine publi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e système du droit d'auteur conduit naturellement à l'établissement d'un système reposant sur des <text:span text:style-name="T2">majors</text:span></text:p>
                <text:list>
                  <text:list-item>
                    <text:p>Investisseurs couvrant les coûts fixes</text:p>
                  </text:list-item>
                  <text:list-item>
                    <text:p>Réduction des coûts marginaux par effet de tai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7" draw:layer="layout" svg:width="25.199cm" svg:height="2.793cm" svg:x="1.401cm" svg:y="9.104cm" presentation:class="subtitle" presentation:user-transformed="true">
          <draw:text-box>
            <text:p>2. Organisation de l'industrie musicale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0">
        <draw:frame presentation:style-name="pr8" draw:text-style-name="P2" draw:layer="layout" svg:width="25.199cm" svg:height="17.421cm" svg:x="1.4cm" svg:y="2.293cm" presentation:class="subtitle">
          <draw:text-box>
            <text:list text:style-name="L4">
              <text:list-item>
                <text:p>Schéma simplifié ++ sociétés de gestion des droits d'auteurs (ex : SACEM)</text:p>
              </text:list-item>
              <text:list-item>
                <text:p>Rôle &amp; intérêt de chacun des acteurs</text:p>
              </text:list-item>
              <text:list-item>
                <text:p>Les investisseurs favorisent les « valeurs sûres », parfois au détriment de l'originalité</text:p>
              </text:list-item>
              <text:list-item>
                <text:p>Effondrement des ventes physiques</text:p>
              </text:list-item>
              <text:list-item>
                <text:p>En quoi est-ce que le piratage remet en cause cette organisation</text:p>
              </text:list-item>
              <text:list-item>
                <text:p>Remarque : déjà la panique à l'arrivée des cassettes audio (enregistrement de la radio)</text:p>
              </text:list-item>
            </text:list>
          </draw:text-box>
        </draw:frame>
        <draw:frame presentation:style-name="pr3" draw:layer="layout" svg:width="25.199cm" svg:height="3.506cm" svg:x="1.4cm" svg:y="0.837cm" presentation:class="title">
          <draw:text-box>
            <text:p>Idée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anque d'investissements</text:p>
              </text:list-item>
              <text:list-item>
                <text:p>=&gt; baisse de la diversité culturelle</text:p>
              </text:list-item>
              <text:list-item>
                <text:p>=&gt; motivation pour trouver des solutions v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9" draw:layer="layout" svg:width="25.199cm" svg:height="2.707cm" svg:x="1.401cm" svg:y="9.147cm" presentation:class="subtitle" presentation:user-transformed="true">
          <draw:text-box>
            <text:p>3. Tentatives de régulat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dé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Tendre de rendre un exemplaires numériques un bien de consommation rival afin de revenir aux méthodes &amp; pratiques maîtrisées.</text:p>
              </text:list-item>
              <text:list-item>
                <text:p>Exemple : les DRM</text:p>
              </text:list-item>
              <text:list-item>
                <text:p>Transpose les limitations des objets physiques aux fichiers achetés</text:p>
              </text:list-item>
              <text:list-item>
                <text:p>Paradoxe de la consommation légale moins facile et avantageuse que le pirata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i DADVS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« loi relative au droit d’auteur et aux droits voisins dans la société de l’information »</text:p>
              </text:list-item>
              <text:list-item>
                <text:p>Août 2006</text:p>
              </text:list-item>
              <text:list-item>
                <text:p>Rend illégale la mise à disposition d'œuvres protégées</text:p>
                <text:list>
                  <text:list-item>
                    <text:p>Logiciels facilitant le piratage</text:p>
                  </text:list-item>
                  <text:list-item>
                    <text:p>Contournement des DRM : 3750€ d'amen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Loi HADO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urveillance des téléchargements <text:span text:style-name="T2">peer-to-peer</text:span></text:p>
              </text:list-item>
              <text:list-item>
                <text:p><text:span text:style-name="T3">Bilan très mitigé (une seule condamnation, non appliquée)</text:span></text:p>
              </text:list-item>
              <text:list-item>
                <text:p><text:span text:style-name="T3">Devoir d'éducation rempli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Avi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e blocage technique est inutile</text:p>
                <text:list>
                  <text:list-item>
                    <text:p>Souvent contourné avant même la mise en œuvre</text:p>
                  </text:list-item>
                  <text:list-item>
                    <text:p>On peut compter sur l'ingéniosité des internautes</text:p>
                  </text:list-item>
                  <text:list-item>
                    <text:p>Un blocage efficace irait ~nécessairement à l'encontre de la vie privée (exemple : <text:span text:style-name="T2">deep packet inspection</text:span>)</text:p>
                  </text:list-item>
                </text:list>
              </text:list-item>
              <text:list-item>
                <text:p>Le processus législatif n'est pas fait pour fonctionner à la vitesse d'Inter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rans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3">L'industrie se retrouve dans une position dans laquelle elle doit faire concurrence à un accès gratuit, instantané, illimité et relativement aisé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9" draw:layer="layout" svg:width="25.199cm" svg:height="2.707cm" svg:x="1.401cm" svg:y="9.147cm" presentation:class="subtitle" presentation:user-transformed="true">
          <draw:text-box>
            <text:p>4. Pistes alternatives de résolu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ntrer dans la compéti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iversification de l'offre légale</text:p>
              </text:list-item>
              <text:list-item>
                <text:p>Exemple : les services de streaming musical offrent un confort similaire à celui du piratage</text:p>
              </text:list-item>
              <text:list-item>
                <text:p>Plus de notion de possession, mais seulement accès (adapté à la nature des fichiers)</text:p>
              </text:list-item>
              <text:list-item>
                <text:p>Popularité croissante</text:p>
              </text:list-item>
              <text:list-item>
                <text:p>Mais à condition d'avoir accès au catalogue des maj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bandonner le système actu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Exemple : couper les intermédiaires</text:p>
                <text:list>
                  <text:list-item>
                    <text:p>distribution directe</text:p>
                  </text:list-item>
                  <text:list-item>
                    <text:p>financement participatif <text:line-break/>=&gt; remplacer complètement les majors</text:p>
                  </text:list-item>
                  <text:list-item>
                    <text:p>Mène à une perception vraiment différente des œuvres, puisque le public est directement impliqu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4.243cm" svg:x="1.4cm" svg:y="0.469cm" presentation:class="title" presentation:user-transformed="true">
          <draw:text-box>
            <text:p>Vers davantage de prise en charge par l'État 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list>
                  <text:list-item>
                    <text:p>« L'exception culturelle française » : aide ~systématique à la création</text:p>
                    <text:list>
                      <text:list-item>
                        <text:p>CNC pour financer</text:p>
                      </text:list-item>
                      <text:list-item>
                        <text:p>Prix unique du livre</text:p>
                      </text:list-item>
                      <text:list-item>
                        <text:p>Quotas de diffus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cence globa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icence globale (préciser l'idée)</text:p>
                <text:list>
                  <text:list-item>
                    <text:p>Initialement prévue dans la loi DADVSI</text:p>
                  </text:list-item>
                  <text:list-item>
                    <text:p>Distribution via une société de gestion des droits d'auteur sur la base du nombre de consultations</text:p>
                  </text:list-item>
                </text:list>
              </text:list-item>
              <text:list-item>
                <text:p>Modes de financement envisagés</text:p>
                <text:list>
                  <text:list-item>
                    <text:p>Taxe sur les publicités</text:p>
                  </text:list-item>
                  <text:list-item>
                    <text:p>Taxe sur les fournisseurs d'accès Internet</text:p>
                  </text:list-item>
                </text:list>
              </text:list-item>
              <text:list-item>
                <text:p>Limites</text:p>
                <text:list>
                  <text:list-item>
                    <text:p>Méthode de mesure du trafic vraiment efficaces ? (se référer au système du financement du cinéma en France)</text:p>
                  </text:list-item>
                  <text:list-item>
                    <text:p>Est-ce que l'on peut encore se permettre de réfléchir à un niveau national à l'ère d'Internet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La définition traditionnelle du droit d'auteur s'adapte mal au support numérique</text:p>
              </text:list-item>
              <text:list-item>
                <text:p>Première réaction : forcer le numérique à rentrer dans le cadre connu &amp; maîtrisé</text:p>
                <text:list>
                  <text:list-item>
                    <text:p>Exemple : DRMs</text:p>
                  </text:list-item>
                </text:list>
              </text:list-item>
              <text:list-item>
                <text:p>Dans un second temps, développement d'offres légales compétitives face au piratage</text:p>
                <text:list>
                  <text:list-item>
                    <text:p>Exemple : services de streaming musical</text:p>
                  </text:list-item>
                </text:list>
              </text:list-item>
              <text:list-item>
                <text:p>Réflexions en cours sur un mode de financement public</text:p>
                <text:list>
                  <text:list-item>
                    <text:p>Pourrait maximiser l'utilité sociale de chaque œuvre</text:p>
                  </text:list-item>
                  <text:list-item>
                    <text:p>De nombreux points font débat</text:p>
                  </text:list-item>
                  <text:list-item>
                    <text:p>Comment l'adapter mondialement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presentation:style-name="pr11" draw:layer="layout" svg:width="25.199cm" svg:height="2.465cm" svg:x="1.4cm" svg:y="9.268cm" presentation:class="sub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" svg:font-family="Avenir" style:font-adornments="Regular" style:font-pitch="variable"/>
    <style:font-face style:name="Avenir Next" svg:font-family="'Avenir Next'" style:font-adornments="Regular" style:font-pitch="variable"/>
    <style:font-face style:name="Avenir Next Condensed" svg:font-family="'Avenir Next Condensed'" style:font-adornments="Regular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13000003B1C771D06C.jp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venir" fo:font-family="Avenir" style:font-style-name="Regular" style:font-pitch="variable" fo:font-size="32pt" fo:font-style="normal" fo:text-shadow="none" style:text-underline-style="none" fo:font-weight="60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ff6633" draw:fill="solid" draw:fill-color="#0084d1" draw:opacity="50%" draw:fill-image-width="0cm" draw:fill-image-height="0cm" draw:textarea-vertical-align="middle" draw:shadow-opacity="50%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venir Next" fo:font-family="'Avenir Next'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venir Next" fo:font-family="'Avenir Next'" style:font-style-name="Regular" style:font-pitch="variable" fo:font-size="44pt" fo:font-style="normal" fo:text-shadow="none" style:text-underline-style="solid" style:text-underline-width="auto" style:text-underline-color="#0084d1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8T15:23:53.479273000</meta:creation-date>
    <meta:generator>LibreOffice/4.1.5.3$MacOSX_x86 LibreOffice_project/1c1366bba2ba2b554cd2ca4d87c06da81c05d24</meta:generator>
    <dc:date>2014-05-18T18:59:53.898853000</dc:date>
    <meta:editing-duration>PT3H26M1S</meta:editing-duration>
    <meta:editing-cycles>46</meta:editing-cycles>
    <meta:document-statistic meta:object-count="107"/>
  </office:meta>
</office:document-meta>
</file>